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list-style-name="L1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list-style-name="L1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list-style-name="L2">
      <style:graphic-properties draw:stroke="none" svg:stroke-width="0cm" draw:fill="none" draw:textarea-vertical-align="top" draw:auto-grow-height="true" draw:fit-to-size="false" fo:min-height="0.764cm" fo:min-width="5.291cm" fo:padding-top="0.125cm" fo:padding-bottom="0.125cm" fo:padding-left="0.25cm" fo:padding-right="0.25cm" fo:wrap-option="no-wrap"/>
    </style:style>
    <style:style style:name="gr4" style:family="graphic" style:list-style-name="L2">
      <style:graphic-properties draw:stroke="none" svg:stroke-width="0cm" draw:fill="none" draw:textarea-vertical-align="top" draw:auto-grow-height="true" draw:fit-to-size="false" fo:min-height="0.764cm" fo:min-width="4.191cm" fo:padding-top="0.125cm" fo:padding-bottom="0.125cm" fo:padding-left="0.25cm" fo:padding-right="0.25cm" fo:wrap-option="no-wrap"/>
    </style:style>
    <style:style style:name="gr5" style:family="graphic" style:list-style-name="L2">
      <style:graphic-properties draw:stroke="none" svg:stroke-width="0cm" draw:fill="none" draw:textarea-vertical-align="top" draw:auto-grow-height="true" draw:fit-to-size="false" fo:min-height="0.764cm" fo:min-width="2.891cm" fo:padding-top="0.125cm" fo:padding-bottom="0.125cm" fo:padding-left="0.25cm" fo:padding-right="0.25cm" fo:wrap-option="no-wrap"/>
    </style:style>
    <style:style style:name="gr6" style:family="graphic" style:list-style-name="L2">
      <style:graphic-properties draw:stroke="none" svg:stroke-width="0cm" draw:fill="none" draw:textarea-vertical-align="top" draw:auto-grow-height="true" draw:fit-to-size="false" fo:min-height="0.764cm" fo:min-width="4.487cm" fo:padding-top="0.125cm" fo:padding-bottom="0.125cm" fo:padding-left="0.25cm" fo:padding-right="0.25cm" fo:wrap-option="no-wrap"/>
    </style:style>
    <style:style style:name="gr7" style:family="graphic">
      <style:graphic-properties draw:stroke="solid" svg:stroke-width="0.071cm" svg:stroke-color="#e46c0a" draw:fill="solid" draw:fill-color="#fdeada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>
      <style:graphic-properties draw:stroke="solid" svg:stroke-width="0.071cm" svg:stroke-color="#1f497d" draw:fill="solid" draw:fill-color="#c6d9f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list-style-name="L1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list-style-name="L1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list-style-name="L1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list-style-name="L1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77933c" draw:fill="solid" draw:fill-color="#ebf1d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list-style-name="L1">
      <style:graphic-properties draw:stroke="solid" svg:stroke-width="0.071cm" svg:stroke-color="#8064a2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1f497d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1f497d" draw:fill="solid" draw:fill-color="#c6d9f1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77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3a5f8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>
      <style:graphic-properties draw:stroke="solid" svg:stroke-width="0.071cm" svg:stroke-color="#604a7b" draw:fill="solid" draw:fill-color="#e6e0ec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77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list-style-name="L1">
      <style:graphic-properties draw:stroke="solid" svg:stroke-width="0.071cm" svg:stroke-color="#e46c0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>
      <style:graphic-properties draw:stroke="solid" svg:stroke-width="0.071cm" svg:stroke-color="#8eb4e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8eb4e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016cm" fo:min-width="2.434cm" fo:padding-top="0.125cm" fo:padding-bottom="0.125cm" fo:padding-left="0.25cm" fo:padding-right="0.25cm" fo:wrap-option="no-wrap"/>
    </style:style>
    <style:style style:name="gr28" style:family="graphic">
      <style:graphic-properties style:protect="size"/>
    </style:style>
    <style:style style:name="pr1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custom-shape draw:name="Cylindre 4" draw:style-name="gr1" draw:text-style-name="P2" draw:layer="Mise en page" svg:width="8.6cm" svg:height="2.969cm" svg:x="9.7cm" svg:y="4.548cm">
          <text:p text:style-name="P1"><text:span text:style-name="T1">SysML Semi-formal Model</text:span></text:p>
          <text:p text:style-name="P1"><text:span text:style-name="T1">(Papyrus)</text:span></text:p>
          <text:p text:style-name="P1"><text:span text:style-name="T1">Architecture (functional and organic), SSRS (OBU and Wayside at high-level)</text:span></text:p>
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Ellipse 5" draw:style-name="gr2" draw:text-style-name="P2" draw:layer="Mise en page" svg:width="5.6cm" svg:height="1.799cm" svg:x="11.105cm" svg:y="1.824cm">
          <text:p text:style-name="P1"><text:span text:style-name="T1">System Analysis on pros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3" draw:text-style-name="P4" draw:layer="Mise en page" svg:width="5.79cm" svg:height="1.013cm" svg:x="1.569cm" svg:y="18.826cm">
          <text:p text:style-name="P3"><text:span text:style-name="T2">WP7 (OSS toolcha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Mise en page" svg:width="4.69cm" svg:height="1.013cm" svg:x="8.631cm" svg:y="18.826cm">
          <text:p text:style-name="P3"><text:span text:style-name="T2">WP3 (Model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5" draw:text-style-name="P4" draw:layer="Mise en page" svg:width="3.39cm" svg:height="1.013cm" svg:x="15.626cm" svg:y="18.826cm">
          <text:p text:style-name="P3"><text:span text:style-name="T2">WP4 (V&amp;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6" draw:text-style-name="P4" draw:layer="Mise en page" svg:width="4.986cm" svg:height="1.013cm" svg:x="21.034cm" svg:y="18.826cm">
          <text:p text:style-name="P3"><text:span text:style-name="T2">WP5 (Simul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flèche horizontale 24" draw:style-name="gr7" draw:text-style-name="P5" draw:layer="Mise en page" svg:width="3.049cm" svg:height="0.999cm" svg:x="7.749cm" svg:y="2.224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5" draw:style-name="gr7" draw:text-style-name="P5" draw:layer="Mise en page" svg:width="1.235cm" svg:height="0.999cm" draw:transform="rotate (-1.5707963267949) translate (14.405cm 3.589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Flèche droite 26" draw:style-name="gr7" draw:text-style-name="P5" draw:layer="Mise en page" svg:width="1.674cm" svg:height="0.99cm" draw:transform="rotate (-0.334754150532512) translate (7.818cm 4.224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uble flèche horizontale 27" draw:style-name="gr8" draw:text-style-name="P5" draw:layer="Mise en page" svg:width="3.452cm" svg:height="0.99cm" draw:transform="rotate (-2.60507844152674) translate (9.698cm 7.735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8" draw:style-name="gr8" draw:text-style-name="P5" draw:layer="Mise en page" svg:width="1.306cm" svg:height="0.99cm" draw:transform="rotate (-1.5707963267949) translate (11.356cm 7.518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à coins arrondis 29" draw:style-name="gr9" draw:text-style-name="P2" draw:layer="Mise en page" svg:width="3.923cm" svg:height="1.762cm" svg:x="16.076cm" svg:y="8.378cm">
          <text:p text:style-name="P1"><text:span text:style-name="T1">Safet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0" draw:style-name="gr10" draw:text-style-name="P2" draw:layer="Mise en page" svg:width="3.999cm" svg:height="2.423cm" svg:x="16.038cm" svg:y="10.325cm">
          <text:p text:style-name="P1"><text:span text:style-name="T1">Validation </text:span></text:p>
          <text:p text:style-name="P1"><text:span text:style-name="T1">(EFS, FramaC, SystemC, RT-Tester…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1" draw:style-name="gr11" draw:text-style-name="P2" draw:layer="Mise en page" svg:width="3.999cm" svg:height="2.875cm" svg:x="16.038cm" svg:y="12.9cm">
          <text:p text:style-name="P1"><text:span text:style-name="T1">Verification</text:span></text:p>
          <text:p text:style-name="P1"><text:span text:style-name="T1">(FramaC, SystemC, RT-Tester…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2" draw:style-name="gr12" draw:text-style-name="P2" draw:layer="Mise en page" svg:width="3.999cm" svg:height="1.762cm" svg:x="16cm" svg:y="16.026cm">
          <text:p text:style-name="P1"><text:span text:style-name="T1">Internal</text:span><text:span text:style-name="T1"><text:line-break/></text:span><text:span text:style-name="T1">Assessm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61">
          <draw:custom-shape draw:name="Flèche angle droit à deux pointes 33" draw:style-name="gr13" draw:text-style-name="P5" draw:layer="layout" svg:width="2.118cm" svg:height="1.703cm" draw:transform="rotate (-1.5707963267949) translate (16cm 7.825cm)">
            <text:p/>
            <draw:enhanced-geometry draw:mirror-horizontal="false" draw:mirror-vertical="false" draw:text-areas="?f18 ?f16 ?f11 ?f17" svg:viewBox="0 0 0 0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34" draw:style-name="gr13" draw:text-style-name="P5" draw:layer="layout" svg:width="4.044cm" svg:height="1.703cm" draw:transform="rotate (-1.5707963267949) translate (15.988cm 7.825cm)">
            <text:p/>
            <draw:enhanced-geometry draw:mirror-horizontal="false" draw:mirror-vertical="false" draw:text-areas="?f18 ?f16 ?f11 ?f17" svg:viewBox="0 0 0 0" draw:type="ooxml-leftUpArrow" draw:modifiers="25000 25000 25000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35" draw:style-name="gr13" draw:text-style-name="P5" draw:layer="layout" svg:width="6.867cm" svg:height="1.703cm" draw:transform="rotate (-1.5707963267949) translate (16cm 7.825cm)">
            <text:p/>
            <draw:enhanced-geometry draw:mirror-horizontal="false" draw:mirror-vertical="false" draw:text-areas="?f18 ?f16 ?f11 ?f17" svg:viewBox="0 0 0 0" draw:type="ooxml-leftUpArrow" draw:modifiers="25000 25000 25000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36" draw:style-name="gr13" draw:text-style-name="P5" draw:layer="layout" svg:width="9.582cm" svg:height="1.703cm" draw:transform="rotate (-1.5707963267949) translate (15.981cm 7.843cm)">
            <text:p/>
            <draw:enhanced-geometry draw:mirror-horizontal="false" draw:mirror-vertical="false" draw:text-areas="?f18 ?f16 ?f11 ?f17" svg:viewBox="0 0 0 0" draw:type="ooxml-leftUpArrow" draw:modifiers="25000 25000 25000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</draw:g>
        <draw:custom-shape draw:name="Rectangle à coins arrondis 37" draw:style-name="gr14" draw:text-style-name="P2" draw:layer="Mise en page" svg:width="3.999cm" svg:height="7.321cm" svg:x="21.527cm" svg:y="9.088cm">
          <text:p text:style-name="P1"><text:span text:style-name="T1">Demonstra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49">
          <draw:custom-shape draw:name="Cylindre 7" draw:style-name="gr15" draw:text-style-name="P5" draw:layer="layout" svg:width="2.608cm" svg:height="1.755cm" svg:x="3.194cm" svg:y="11.704cm">
            <text:p text:style-name="P6"><text:span text:style-name="T1">OSS Code</text:span></text:p>
            <text:p text:style-name="P6"><text:span text:style-name="T1">Model</text:span></text:p>
  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8" draw:style-name="gr16" draw:text-style-name="P5" draw:layer="layout" svg:width="5cm" svg:height="1.915cm" svg:x="1.999cm" svg:y="8.985cm">
            <text:p text:style-name="P6"><text:span text:style-name="T1">Design of OSS Code Spec. (B,EFS)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47" draw:style-name="gr17" draw:text-style-name="P5" draw:layer="layout" svg:width="3.666cm" svg:height="0.99cm" draw:transform="rotate (-1.5707963267949) translate (4.995cm 13.632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42">
            <draw:custom-shape draw:name="Ellipse 38" draw:style-name="gr18" draw:text-style-name="P5" draw:layer="layout" svg:width="2.208cm" svg:height="2.208cm" svg:x="3.394cm" svg:y="14.338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40" draw:style-name="gr19" draw:text-style-name="P2" draw:layer="layout" svg:width="2.208cm" svg:height="2.027cm" svg:x="3.394cm" svg:y="14.419cm">
              <text:p text:style-name="P6"><text:span text:style-name="T1">OSS</text:span></text:p>
              <text:p text:style-name="P6"><text:span text:style-name="T1">Code</text:span></text:p>
              <text:p text:style-name="P6"><text:span text:style-name="T1">G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5" draw:style-name="gr20" draw:text-style-name="P5" draw:layer="layout" svg:width="2.608cm" svg:height="1.399cm" svg:x="3.194cm" svg:y="17.426cm">
            <text:p text:style-name="P6"><text:span text:style-name="T1">Code SIL4</text:span></text:p>
            <text:p text:style-name="P6"><text:span text:style-name="T1">C,ADA,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6" draw:style-name="gr17" draw:text-style-name="P5" draw:layer="layout" svg:width="0.911cm" svg:height="0.99cm" draw:transform="rotate (-1.5707963267949) translate (4.995cm 10.957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custom-shape draw:name="Flèche droite 60" draw:style-name="gr21" draw:text-style-name="P5" draw:layer="Mise en page" svg:width="3.034cm" svg:height="0.99cm" draw:transform="rotate (-0.523598775598299) translate (19.176cm 7.04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à angle droit 63" draw:style-name="gr21" draw:text-style-name="P5" draw:layer="Mise en page" svg:width="18.001cm" svg:height="2.078cm" svg:x="5.799cm" svg:y="16.547cm">
          <text:p/>
          <draw:enhanced-geometry draw:mirror-horizontal="false" draw:mirror-vertical="false" draw:text-areas="0 ?f13 ?f11 ?f17" svg:viewBox="0 0 0 0" draw:type="ooxml-bentUpArrow" draw:modifiers="15836 16345 19909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g draw:name="Groupe 50">
          <draw:custom-shape draw:name="Cylindre 51" draw:style-name="gr15" draw:text-style-name="P5" draw:layer="layout" svg:width="2.999cm" svg:height="1.755cm" svg:x="9.399cm" svg:y="11.704cm">
            <text:p text:style-name="P6"><text:span text:style-name="T1">Scade Code</text:span></text:p>
            <text:p text:style-name="P6"><text:span text:style-name="T1">Model</text:span></text:p>
  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52" draw:style-name="gr16" draw:text-style-name="P5" draw:layer="layout" svg:width="4.907cm" svg:height="1.88cm" svg:x="8.446cm" svg:y="9.003cm">
            <text:p text:style-name="P6"><text:span text:style-name="T1">Design of Scade Code Spec.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53" draw:style-name="gr17" draw:text-style-name="P5" draw:layer="layout" svg:width="3.666cm" svg:height="0.99cm" draw:transform="rotate (-1.5707963267949) translate (11.395cm 13.632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54">
            <draw:custom-shape draw:name="Ellipse 57" draw:style-name="gr18" draw:text-style-name="P5" draw:layer="layout" svg:width="2.208cm" svg:height="2.208cm" svg:x="9.795cm" svg:y="14.338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58" draw:style-name="gr22" draw:text-style-name="P2" draw:layer="layout" svg:width="2.208cm" svg:height="2.027cm" svg:x="9.795cm" svg:y="14.419cm">
              <text:p text:style-name="P6"><text:span text:style-name="T1">Scade</text:span></text:p>
              <text:p text:style-name="P6"><text:span text:style-name="T1">Code</text:span></text:p>
              <text:p text:style-name="P6"><text:span text:style-name="T1">G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55" draw:style-name="gr15" draw:text-style-name="P5" draw:layer="layout" svg:width="2.608cm" svg:height="1.399cm" svg:x="9.595cm" svg:y="17.426cm">
            <text:p text:style-name="P6"><text:span text:style-name="T1">Code SIL4</text:span></text:p>
            <text:p text:style-name="P6"><text:span text:style-name="T1">C,ADA,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56" draw:style-name="gr17" draw:text-style-name="P5" draw:layer="layout" svg:width="0.911cm" svg:height="0.99cm" draw:transform="rotate (-1.5707963267949) translate (11.395cm 10.957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19">
          <draw:line draw:name="Connecteur droit 12" draw:style-name="gr23" draw:text-style-name="P7" draw:layer="layout" svg:x1="7.649cm" svg:y1="9.224cm" svg:x2="7.649cm" svg:y2="19.921cm">
            <text:p/>
          </draw:line>
          <draw:line draw:name="Connecteur droit 14" draw:style-name="gr23" draw:text-style-name="P7" draw:layer="layout" svg:x1="13.998cm" svg:y1="9.224cm" svg:x2="13.998cm" svg:y2="19.921cm">
            <text:p/>
          </draw:line>
          <draw:line draw:name="Connecteur droit 15" draw:style-name="gr23" draw:text-style-name="P7" draw:layer="layout" svg:x1="20.348cm" svg:y1="9.224cm" svg:x2="20.348cm" svg:y2="19.921cm">
            <text:p/>
          </draw:line>
        </draw:g>
        <draw:custom-shape draw:name="Rectangle 67" draw:style-name="gr24" draw:text-style-name="P2" draw:layer="Mise en page" svg:width="4.519cm" svg:height="2.723cm" svg:x="2.679cm" svg:y="1.824cm">
          <text:p text:style-name="P1"><text:span text:style-name="T1">Inputs</text:span></text:p>
          <text:p text:style-name="P1"><text:span text:style-name="T1">SRS, Rail Knowledge,</text:span></text:p>
          <text:p text:style-name="P1"><text:span text:style-name="T1">EFS content,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68" draw:style-name="gr25" draw:text-style-name="P5" draw:layer="Mise en page" svg:width="1.376cm" svg:height="1.355cm" draw:transform="rotate (-3.14159265358979) translate (8.376cm 10.781cm)">
          <text:p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70" draw:style-name="gr25" draw:text-style-name="P5" draw:layer="Mise en page" svg:width="1.376cm" svg:height="1.355cm" draw:transform="rotate (-3.14159265358979) translate (8.334cm 16.048cm)">
          <text:p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g draw:name="Groupe 72">
          <draw:custom-shape draw:name="Chevron 69" draw:style-name="gr26" draw:text-style-name="P5" draw:layer="layout" svg:width="3.332cm" svg:height="1.355cm" draw:transform="rotate (-3.14159265358979) translate (9.221cm 13.268cm)">
            <text:p/>
            <draw:enhanced-geometry draw:mirror-horizontal="false" draw:mirror-vertical="false" draw:text-areas="?f7 0 ?f8 ?f10" svg:viewBox="0 0 0 0" draw:type="ooxml-chevron" draw:modifiers="3595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ZoneTexte 71" draw:style-name="gr27" draw:text-style-name="P2" draw:layer="layout" svg:width="2.933cm" svg:height="1.265cm" svg:x="6.023cm" svg:y="11.949cm">
            <text:p text:style-name="P6"><text:span text:style-name="T3">OSS migration</text:span></text:p>
            <text:p text:style-name="P6"><text:span text:style-name="T3">(long term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6" style:family="presentation" style:parent-style-name="Titre_20_et_20_contenu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quez pour éditer le format du texte-titreCliquez pour modifier le style du titre</text:span></text:p>
        </draw:text-box>
      </draw:frame>
      <draw:frame draw:name="Espace réservé du contenu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quez pour éditer le format du plan de texte</text:span></text:p>
              <text:list>
                <text:list-item>
                  <text:p text:style-name="MP6"><text:span text:style-name="MT3">Second niveau de plan</text:span></text:p>
                  <text:list>
                    <text:list-item>
                      <text:p text:style-name="MP6"><text:span text:style-name="MT3">Troisième niveau de plan</text:span></text:p>
                      <text:list>
                        <text:list-item>
                          <text:p text:style-name="MP6"><text:span text:style-name="MT3">Quatrième niveau de plan</text:span></text:p>
                          <text:list>
                            <text:list-item>
                              <text:p text:style-name="MP6"><text:span text:style-name="MT3">Cinquième niveau de plan</text:span></text:p>
                              <text:list>
                                <text:list-item>
                                  <text:p text:style-name="MP6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pt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3-08-30">30/08/2013</text:date></text:span></text:p>
        </draw:text-box>
      </draw:frame>
      <draw:frame draw:name="Espace réservé du pied de page 4" presentation:style-name="Mpr6" draw:text-style-name="MP12" draw:layer="backgroundobjects" svg:width="0.001cm" svg:height="0.001cm" svg:x="0cm" svg:y="0cm" presentation:class="footer">
        <draw:text-box>
          <text:p/>
        </draw:text-box>
      </draw:frame>
      <draw:frame draw:name="Espace réservé du numéro de diapositive 5" presentation:style-name="Mpr6" draw:text-style-name="MP12" draw:layer="backgroundobjects" svg:width="0.001cm" svg:height="0.001cm" svg:x="0cm" svg:y="0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14S</meta:editing-duration>
    <meta:editing-cycles>7</meta:editing-cycles>
    <meta:generator>LibreOffice/4.0.5.2$Windows_x86 LibreOffice_project/5464147a081647a250913f19c0715bca595af2f</meta:generator>
    <dc:date>2013-08-30T14:13:53.56</dc:date>
    <meta:document-statistic meta:object-count="85"/>
  </office:meta>
</office:document-meta>
</file>